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break-before="page"/>
      <style:text-properties fo:font-weight="bold" officeooo:rsid="00214471" officeooo:paragraph-rsid="00214471" style:font-weight-asian="bold" style:font-weight-complex="bold"/>
    </style:style>
    <style:style style:name="P2" style:family="paragraph" style:parent-style-name="Preformatted_20_Text">
      <style:text-properties officeooo:rsid="00214471" officeooo:paragraph-rsid="00214471"/>
    </style:style>
    <style:style style:name="P3" style:family="paragraph" style:parent-style-name="Preformatted_20_Text">
      <style:paragraph-properties fo:margin-top="0cm" fo:margin-bottom="0.499cm" loext:contextual-spacing="false"/>
    </style:style>
    <style:style style:name="P4" style:family="paragraph" style:parent-style-name="Text_20_body">
      <style:text-properties officeooo:paragraph-rsid="001a3e0f"/>
    </style:style>
    <style:style style:name="P5" style:family="paragraph" style:parent-style-name="Text_20_body">
      <style:text-properties officeooo:rsid="00214471" officeooo:paragraph-rsid="00214471"/>
    </style:style>
    <style:style style:name="P6" style:family="paragraph" style:parent-style-name="Heading_20_2">
      <style:paragraph-properties fo:break-before="page"/>
      <style:text-properties officeooo:rsid="001a3e0f" officeooo:paragraph-rsid="001a3e0f"/>
    </style:style>
    <style:style style:name="P7" style:family="paragraph" style:parent-style-name="Preformatted_20_Text">
      <style:text-properties officeooo:rsid="002590fd" officeooo:paragraph-rsid="002590fd"/>
    </style:style>
    <style:style style:name="P8" style:family="paragraph" style:parent-style-name="Preformatted_20_Text">
      <style:text-properties officeooo:rsid="002cb0df" officeooo:paragraph-rsid="002cb0df"/>
    </style:style>
    <style:style style:name="P9" style:family="paragraph" style:parent-style-name="Preformatted_20_Text">
      <style:paragraph-properties fo:margin-top="0cm" fo:margin-bottom="0.499cm" loext:contextual-spacing="fals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text-properties officeooo:rsid="00214471" officeooo:paragraph-rsid="00214471"/>
    </style:style>
    <style:style style:name="P15" style:family="paragraph" style:parent-style-name="Text_20_body">
      <style:text-properties officeooo:rsid="002590fd" officeooo:paragraph-rsid="002590fd"/>
    </style:style>
    <style:style style:name="P16" style:family="paragraph" style:parent-style-name="Text_20_body" style:list-style-name="L5"/>
    <style:style style:name="P17" style:family="paragraph" style:parent-style-name="Text_20_body" style:list-style-name="L6">
      <style:text-properties officeooo:paragraph-rsid="002590fd"/>
    </style:style>
    <style:style style:name="P18" style:family="paragraph" style:parent-style-name="Text_20_body">
      <style:text-properties fo:font-weight="bold" officeooo:rsid="002590fd" officeooo:paragraph-rsid="002590fd" style:font-weight-asian="bold" style:font-weight-complex="bold"/>
    </style:style>
    <style:style style:name="P19" style:family="paragraph" style:parent-style-name="Text_20_body">
      <style:text-properties fo:font-weight="bold" officeooo:rsid="002cb0df" officeooo:paragraph-rsid="002cb0df" style:font-weight-asian="bold" style:font-weight-complex="bold"/>
    </style:style>
    <style:style style:name="P20" style:family="paragraph" style:parent-style-name="Text_20_body">
      <style:text-properties officeooo:rsid="002cb0df" officeooo:paragraph-rsid="002cb0df"/>
    </style:style>
    <style:style style:name="P21" style:family="paragraph" style:parent-style-name="Text_20_body">
      <style:text-properties officeooo:rsid="002f3777" officeooo:paragraph-rsid="002f3777"/>
    </style:style>
    <style:style style:name="P22" style:family="paragraph" style:parent-style-name="Text_20_body" style:list-style-name="L1">
      <style:paragraph-properties fo:margin-top="0cm" fo:margin-bottom="0cm" loext:contextual-spacing="false"/>
    </style:style>
    <style:style style:name="P23" style:family="paragraph" style:parent-style-name="Text_20_body" style:list-style-name="L2">
      <style:paragraph-properties fo:margin-top="0cm" fo:margin-bottom="0cm" loext:contextual-spacing="false"/>
    </style:style>
    <style:style style:name="P24" style:family="paragraph" style:parent-style-name="Text_20_body" style:list-style-name="L3">
      <style:paragraph-properties fo:margin-top="0cm" fo:margin-bottom="0cm" loext:contextual-spacing="false"/>
    </style:style>
    <style:style style:name="P25" style:family="paragraph" style:parent-style-name="Text_20_body" style:list-style-name="L4">
      <style:paragraph-properties fo:margin-top="0cm" fo:margin-bottom="0cm" loext:contextual-spacing="false"/>
    </style:style>
    <style:style style:name="P26" style:family="paragraph" style:parent-style-name="Text_20_body" style:list-style-name="L5">
      <style:paragraph-properties fo:margin-top="0cm" fo:margin-bottom="0cm" loext:contextual-spacing="false"/>
    </style:style>
    <style:style style:name="T1" style:family="text">
      <style:text-properties officeooo:rsid="00182db2"/>
    </style:style>
    <style:style style:name="T2" style:family="text">
      <style:text-properties officeooo:rsid="0018a5a9"/>
    </style:style>
    <style:style style:name="T3" style:family="text">
      <style:text-properties officeooo:rsid="001cb63f"/>
    </style:style>
    <style:style style:name="T4" style:family="text">
      <style:text-properties officeooo:rsid="002590fd"/>
    </style:style>
    <style:style style:name="T5" style:family="text">
      <style:text-properties officeooo:rsid="002773a1"/>
    </style:style>
    <style:style style:name="T6" style:family="text">
      <style:text-properties officeooo:rsid="002d8a4e"/>
    </style:style>
    <style:style style:name="T7" style:family="text">
      <style:text-properties fo:font-weight="bold" style:font-weight-asian="bold" style:font-weight-complex="bold"/>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ext:p text:style-name="Text_20_body"><text:span text:style-name="T1">A</text:span> build system has to be able to do the following:</text:p>
      <text:list xml:id="list1423438805" text:style-name="L1">
        <text:list-item>
          <text:p text:style-name="P22">Download the source code from upstream, either directly from the source code control system or as an archive, and cache it locally.</text:p>
        </text:list-item>
        <text:list-item>
          <text:p text:style-name="P22">Apply patches to enable cross compilation, fix architecture-dependent bugs, apply local configuration policies, and so on.</text:p>
        </text:list-item>
        <text:list-item>
          <text:p text:style-name="P22">Build the various components.</text:p>
        </text:list-item>
        <text:list-item>
          <text:p text:style-name="P22">Create a staging area and assemble a root filesystem.</text:p>
        </text:list-item>
        <text:list-item>
          <text:p text:style-name="P10">Create image files in various formats ready to be loaded onto the target.</text:p>
        </text:list-item>
      </text:list>
      <text:p text:style-name="Standard"/>
      <text:p text:style-name="Standard"/>
      <text:p text:style-name="Text_20_body">Other things that are useful are as follows:</text:p>
      <text:list xml:id="list800468154" text:style-name="L2">
        <text:list-item>
          <text:p text:style-name="P23">Add your own packages containing, for example, applications or kernel changes.</text:p>
        </text:list-item>
        <text:list-item>
          <text:p text:style-name="P23">Select various root filesystem profiles: large or small, with and without graphics or other features.</text:p>
        </text:list-item>
        <text:list-item>
          <text:p text:style-name="P23">Create a standalone SDK that you can distribute to other developers so that they don't have to install the complete build system.</text:p>
        </text:list-item>
        <text:list-item>
          <text:p text:style-name="P23">Track which open source licenses are used by the various packages you have selected.</text:p>
        </text:list-item>
        <text:list-item>
          <text:p text:style-name="P11">Have a user-friendly user interface.</text:p>
        </text:list-item>
      </text:list>
      <text:p text:style-name="Standard"/>
      <text:p text:style-name="Standard"/>
      <text:p text:style-name="Standard"><text:span text:style-name="T2">T</text:span>hey encapsulate the components of a system into packages, some for the host and some for the target. Each package is defined by a set of rules to get the source, build it, and install the results in the correct location. There are dependencies between the packages and a build mechanism to resolve the dependencies and build the set of packages required.</text:p>
      <text:p text:style-name="Standard"/>
      <text:p text:style-name="Text_20_body">Buildroot has the primary aim of building root filesystem images, hence the name, although it can build bootloader and kernel images as well. It is easy to install and configure and generates target images quickly.</text:p>
      <text:p text:style-name="Text_20_body">The Yocto Project, on the other hand, is more general in the way it defines the target system, and so it can build fairly complex embedded devices. Every component is generated as a binary package, by default, using the RPM format, and then the packages are combined together to make the filesystem image. Furthermore, you can install a package manager in the filesystem image, which allows you to update packages at runtime.</text:p>
      <text:p text:style-name="Standard"/>
      <text:h text:style-name="P6" text:outline-level="2">Buildroot</text:h>
      <text:p text:style-name="P4"/>
      <text:p text:style-name="P4">Buildroot was one of the first build systems. It began as part of the uClinux and uClibc projects as a way of generating a small root filesystem for testing.</text:p>
      <text:p text:style-name="P4"><text:span text:style-name="T3">I</text:span>t has been developing rapidly, adding support for <text:span text:style-name="Source_20_Text">glibc</text:span> based toolchains and a greatly increased number of packages and target boards.</text:p>
      <text:p text:style-name="P4"/>
      <text:p text:style-name="P4">The Buildroot developers produce stable releases four times a year, in February, May, August, and November. They are marked by git tags of the form: <text:span text:style-name="Source_20_Text">&lt;year&gt;.02</text:span>, <text:span text:style-name="Source_20_Text">&lt;year&gt;.05</text:span>, <text:span text:style-name="Source_20_Text">&lt;year&gt;.08</text:span>, and <text:span text:style-name="Source_20_Text">&lt;year&gt;.11</text:span>.</text:p>
      <text:p text:style-name="P4">From time to time, a release is marked for <text:span text:style-name="Strong_20_Emphasis">Long Term Support</text:span> (<text:span text:style-name="Strong_20_Emphasis">LTS</text:span>), which means that there will be point releases to fix security and other important bugs for 12 months after the initial release. The 2017.02 release is the first to receive the LTS label.</text:p>
      <text:p text:style-name="P4"/>
      <text:p text:style-name="P4">$ cd buildroot</text:p>
      <text:p text:style-name="P4">$ make qemu_arm_versatile_defconfig</text:p>
      <text:p text:style-name="P4">$ make</text:p>
      <text:p text:style-name="P4"/>
      <text:p text:style-name="P4">When it is complete, you will find that two new directories have been created:</text:p>
      <text:list xml:id="list2697729671" text:style-name="L3">
        <text:list-item>
          <text:p text:style-name="P24"><text:span text:style-name="Source_20_Text">dl/:</text:span> This contains archives of the upstream projects that Buildroot has built</text:p>
        </text:list-item>
        <text:list-item>
          <text:p text:style-name="P12"><text:span text:style-name="Source_20_Text">output/:</text:span> This contains all the intermediate and final compiled resources</text:p>
        </text:list-item>
      </text:list>
      <text:p text:style-name="Text_20_body">You will see the following in <text:span text:style-name="Source_20_Text">output/</text:span>:</text:p>
      <text:list xml:id="list429499224" text:style-name="L4">
        <text:list-item>
          <text:p text:style-name="P25"><text:span text:style-name="Source_20_Text">build/</text:span>: Here, you will find the build directory for each component.</text:p>
        </text:list-item>
        <text:list-item>
          <text:p text:style-name="P25"><text:span text:style-name="Source_20_Text">host/</text:span>: This contains various tools required by Buildroot that run on the host, including the executables of the toolchain (in <text:span text:style-name="Source_20_Text">output/host/usr/bin</text:span>).</text:p>
        </text:list-item>
        <text:list-item>
          <text:p text:style-name="P25"><text:span text:style-name="Source_20_Text">images/</text:span>: This is the most important of all since it contains the results of the build. Depending on what you selected when configuring, you will find a bootloader, a kernel, and one or more root filesystem images.</text:p>
        </text:list-item>
        <text:list-item>
          <text:p text:style-name="P25"><text:span text:style-name="Source_20_Text">staging/</text:span>: This is a symbolic link to the <text:span text:style-name="Source_20_Text">sysroot</text:span> of the toolchain. The name of the link is a little confusing, because it does not point to a staging area.</text:p>
        </text:list-item>
        <text:list-item>
          <text:p text:style-name="P13"><text:span text:style-name="Source_20_Text">target/</text:span>: This is the staging area for the <text:span text:style-name="Source_20_Text">root</text:span> directory. Note that you cannot use it as a root filesystem as it stands because the file ownership and the permissions are not set correctly. Buildroot uses a device table, as described in the previous chapter, to set ownership and permissions when the filesystem image is created in the <text:span text:style-name="Source_20_Text">image/</text:span> directory.</text:p>
        </text:list-item>
      </text:list>
      <text:p text:style-name="P4"/>
      <text:p text:style-name="P1">Running</text:p>
      <text:p text:style-name="P5">Some of the sample configurations have a corresponding entry in the directory <text:span text:style-name="Source_20_Text">board/</text:span>, which contains custom configuration files and information about installing the results on the target. In the case of the system you have just built, the relevant file is <text:span text:style-name="Source_20_Text">board/qemu/arm-versatile/readme.txt</text:span>, which tells you how to start QEMU with this target. </text:p>
      <text:p text:style-name="P2"><text:span text:style-name="Strong_20_Emphasis">$ qemu-system-arm -M versatilepb -m 256 \</text:span></text:p>
      <text:p text:style-name="Preformatted_20_Text"><text:span text:style-name="Strong_20_Emphasis">-kernel output/images/zImage \</text:span></text:p>
      <text:p text:style-name="Preformatted_20_Text"><text:span text:style-name="Strong_20_Emphasis">-dtb output/images/versatile-pb.dtb \</text:span></text:p>
      <text:p text:style-name="Preformatted_20_Text"><text:span text:style-name="Strong_20_Emphasis">-drive file=output/images/rootfs.ext2,if=scsi,format=raw \</text:span></text:p>
      <text:p text:style-name="Preformatted_20_Text"><text:span text:style-name="Strong_20_Emphasis">-append "root=/dev/sda console=ttyAMA0,115200" \</text:span></text:p>
      <text:p text:style-name="P3"><text:span text:style-name="Strong_20_Emphasis">-serial stdio -net nic,model=rtl8139 -net user</text:span></text:p>
      <text:p text:style-name="P5"/>
      <text:p text:style-name="P18">Custom BSP</text:p>
      <text:p text:style-name="P15"/>
      <text:list xml:id="list1109594023" text:style-name="L6">
        <text:list-item>
          <text:p text:style-name="P17"><text:span text:style-name="Source_20_Text"><text:span text:style-name="T4">board/&lt;organization&gt;/&lt;device&gt;</text:span></text:span><text:span text:style-name="T4">: This contains any patches, binary blobs, extra build steps, configuration files for Linux, U-Boot, and other components</text:span></text:p>
        </text:list-item>
      </text:list>
      <text:list xml:id="list1708293278" text:style-name="L5">
        <text:list-item>
          <text:p text:style-name="P26"><text:span text:style-name="Source_20_Text">configs/&lt;device&gt;_defconfig</text:span>: This contains the default configuration for the board</text:p>
        </text:list-item>
        <text:list-item>
          <text:p text:style-name="P16"><text:span text:style-name="Source_20_Text">package/&lt;organization&gt;/&lt;package_name&gt;</text:span>: This is the place to put any additional packages for this board</text:p>
        </text:list-item>
      </text:list>
      <text:p text:style-name="P15"/>
      <text:p text:style-name="P15">In the last stage of the build, Buildroot uses a tool named <text:span text:style-name="Source_20_Text">genimage</text:span> to create an image for the SD card that we can copy direct<text:span text:style-name="T5">l</text:span>y to the card.</text:p>
      <text:p text:style-name="P15">Finally, we need to create a <text:span text:style-name="Source_20_Text">post image</text:span> script that will call <text:span text:style-name="Source_20_Text">genimage</text:span>, and so create the SD card image.</text:p>
      <text:p text:style-name="P7"><text:span text:style-name="Source_20_Text">#!/bin/sh</text:span></text:p>
      <text:p text:style-name="Preformatted_20_Text"><text:span text:style-name="Source_20_Text">BOARD_DIR="$(dirname $0)"</text:span></text:p>
      <text:p text:style-name="Preformatted_20_Text"/>
      <text:p text:style-name="Preformatted_20_Text"><text:span text:style-name="Source_20_Text">cp ${BOARD_DIR}/uEnv.txt $BINARIES_DIR/uEnv.txt</text:span></text:p>
      <text:p text:style-name="Preformatted_20_Text"/>
      <text:p text:style-name="Preformatted_20_Text"><text:span text:style-name="Source_20_Text">GENIMAGE_CFG="${BOARD_DIR}/genimage.cfg"</text:span></text:p>
      <text:p text:style-name="Preformatted_20_Text"><text:span text:style-name="Source_20_Text">GENIMAGE_TMP="${BUILD_DIR}/genimage.tmp"</text:span></text:p>
      <text:p text:style-name="Preformatted_20_Text"/>
      <text:p text:style-name="Preformatted_20_Text"><text:span text:style-name="Source_20_Text">rm -rf "${GENIMAGE_TMP}"</text:span></text:p>
      <text:p text:style-name="Preformatted_20_Text"/>
      <text:p text:style-name="Preformatted_20_Text"><text:span text:style-name="Source_20_Text">genimage \</text:span></text:p>
      <text:p text:style-name="Preformatted_20_Text"><text:span text:style-name="Source_20_Text"><text:s/>--rootpath "${TARGET_DIR}" \</text:span></text:p>
      <text:p text:style-name="Preformatted_20_Text"><text:span text:style-name="Source_20_Text"><text:s/>--tmppath "${GENIMAGE_TMP}" \</text:span></text:p>
      <text:p text:style-name="Preformatted_20_Text"><text:span text:style-name="Source_20_Text"><text:s/>--inputpath "${BINARIES_DIR}" \</text:span></text:p>
      <text:p text:style-name="Preformatted_20_Text"><text:span text:style-name="Source_20_Text"><text:s/>--outputpath "${BINARIES_DIR}" \</text:span></text:p>
      <text:p text:style-name="P3"><text:span text:style-name="Source_20_Text"><text:s/>--config "${GENIMAGE_CFG}"</text:span></text:p>
      <text:p text:style-name="P15">Now, we can run <text:span text:style-name="Source_20_Text">menuconfig</text:span> again and to change the <text:span text:style-name="Strong_20_Emphasis"><text:span text:style-name="Source_20_Text">System configuration</text:span></text:span> option, <text:span text:style-name="Strong_20_Emphasis"><text:span text:style-name="Source_20_Text">Custom scripts to run before creating filesystem images</text:span></text:span>, to run our <text:span text:style-name="Source_20_Text">post-image.sh</text:span> script</text:p>
      <text:p text:style-name="P15"/>
      <text:p text:style-name="P15"><text:soft-page-break/>it would be nice to keep a copy of the configuration so that you and others can use it again, which you can do with this command:</text:p>
      <text:p text:style-name="P3"><text:span text:style-name="Source_20_Text"><text:span text:style-name="Strong_20_Emphasis">$ make savedefconfig BR2_DEFCONFIG=configs/nova_defconfig</text:span></text:span></text:p>
      <text:p text:style-name="P15"/>
      <text:p text:style-name="P15"/>
      <text:p text:style-name="P19">Adding Code</text:p>
      <text:p text:style-name="P20">You have two options: firstly to build it separately using its own build system, and then roll the binary into the final build as an overlay. Secondly, you could create a Buildroot package that can be selected from the menu and built like any other.</text:p>
      <text:p text:style-name="P20">An overlay is simply a directory structure that is copied over the top of the Buildroot root filesystem at a late stage in the build process. It can contain executables, libraries, and anything else you may want to include. </text:p>
      <text:p text:style-name="P20"><text:span text:style-name="T6">I</text:span>t must be compiled with the same toolchain that Buildroot uses. Using the Buildroot toolchain is quite easy. Just add it to <text:span text:style-name="Source_20_Text">PATH</text:span>:</text:p>
      <text:p text:style-name="P3"><text:span text:style-name="Source_20_Text"><text:span text:style-name="Strong_20_Emphasis">$ PATH=&lt;path_to_buildroot&gt;/output/host/usr/bin:$PATH</text:span></text:span></text:p>
      <text:p text:style-name="P20">The prefix for the toolchain is <text:span text:style-name="Source_20_Text">&lt;ARCH&gt;-linux-</text:span>. So, to compile a simple program, you would do something like this:</text:p>
      <text:p text:style-name="Preformatted_20_Text"><text:span text:style-name="Source_20_Text"><text:span text:style-name="Strong_20_Emphasis">$ PATH=/home/chris/buildroot/output/host/usr/bin:$PATH</text:span></text:span></text:p>
      <text:p text:style-name="P3"><text:span text:style-name="Source_20_Text"><text:span text:style-name="Strong_20_Emphasis">$ arm-linux-gcc helloworld.c -o helloworld</text:span></text:span></text:p>
      <text:p text:style-name="P20"/>
      <text:p text:style-name="P20">Once you have compiled your program with the correct toolchain, you just need to install the executables and other supporting files into a staging area, and mark it as an overlay for Buildroot. </text:p>
      <text:p text:style-name="P8"><text:span text:style-name="Strong_20_Emphasis">$ mkdir -p board/melp/nova/overlay/usr/bin</text:span></text:p>
      <text:p text:style-name="P3"><text:span text:style-name="Source_20_Text"><text:span text:style-name="Strong_20_Emphasis">$ cp helloworld board/melp/nova/overlay/usr/bin</text:span></text:span></text:p>
      <text:p text:style-name="P20">Finally, you set <text:span text:style-name="Source_20_Text">BR2_ROOTFS_OVERLAY</text:span> to the path to the overlay. It can be configured in <text:span text:style-name="Source_20_Text">menuconfig</text:span> with the option, <text:span text:style-name="Strong_20_Emphasis"><text:span text:style-name="Source_20_Text">System configuration</text:span></text:span> | <text:span text:style-name="Strong_20_Emphasis"><text:span text:style-name="Source_20_Text">Root filesystem overlay directories</text:span></text:span>.</text:p>
      <text:p text:style-name="P20"/>
      <text:p text:style-name="P21"><text:span text:style-name="T7">Adding a package</text:span></text:p>
      <text:p text:style-name="P21">Buildroot packages are stored in the package directory, over 2,000 of them, each in its own subdirectory. A package consists of at least two files: <text:span text:style-name="Source_20_Text">Config.in</text:span>, containing the snippet of Kconfig code required to make the package visible in the configuration menu, and a makefile named <text:span text:style-name="Source_20_Text">&lt;package_name&gt;.mk</text:span>. Note that the package does not contain the code, just the instructions to get the code by downloading a tarball, doing <text:span text:style-name="Source_20_Text">git pull</text:span> or whatever is necessary to obtain the upstream source.</text:p>
      <text:p text:style-name="P21">The makefile is written in a format expected by Buildroot and contains directives that allow Buildroot to download, configure, compile, and install the program. </text:p>
      <text:p text:style-name="P21"><text:soft-page-break/></text:p>
      <text:p text:style-name="P21"/>
      <text:p text:style-name="P21"/>
      <text:p text:style-name="P21"/>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2T20:17:50.550082637</meta:creation-date>
    <meta:generator>LibreOffice/6.4.4.2$Linux_X86_64 LibreOffice_project/40$Build-2</meta:generator>
    <dc:date>2020-07-13T21:01:43.946685539</dc:date>
    <meta:editing-duration>PT59M45S</meta:editing-duration>
    <meta:editing-cycles>24</meta:editing-cycles>
    <meta:document-statistic meta:table-count="0" meta:image-count="0" meta:object-count="0" meta:page-count="5" meta:paragraph-count="76" meta:word-count="1245" meta:character-count="7856" meta:non-whitespace-character-count="6703"/>
  </office:meta>
</office:document-meta>
</file>